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4.052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/Précision</text:p>
          </table:table-cell>
          <table:table-cell table:style-name="ce1" office:value-type="string" calcext:value-type="string">
            <text:p>Exemple</text:p>
          </table:table-cell>
          <table:table-cell table:style-name="ce1"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ID sce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4 octets</text:p>
          </table:table-cell>
          <table:table-cell office:value-type="float" office:value="1234" calcext:value-type="float">
            <text:p>12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m scène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1-100 caractères UTF-8</text:p>
          </table:table-cell>
          <table:table-cell office:value-type="string" calcext:value-type="string">
            <text:p>«spectacle»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éro d’univer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octet</text:p>
          </table:table-cell>
          <table:table-cell office:value-type="string" calcext:value-type="string">
            <text:p>0,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al DM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2 octets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eur DM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octet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resse IP cli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Pv4</text:p>
          </table:table-cell>
          <table:table-cell office:value-type="string" calcext:value-type="string">
            <text:p>192.168.1.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Horodatage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Unix </text:p>
          </table:table-cell>
          <table:table-cell office:value-type="float" office:value="17525678" calcext:value-type="float">
            <text:p>175256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fig scen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at connexion ESP3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true/fal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2.5</text:p>
          </table:table-cell>
          <table:table-cell table:style-name="ce1" office:value-type="string" calcext:value-type="string">
            <text:p>Champs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Signif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 scene</text:p>
          </table:table-cell>
          <table:table-cell office:value-type="string" calcext:value-type="string">
            <text:p>8 octets</text:p>
          </table:table-cell>
          <table:table-cell office:value-type="string" calcext:value-type="string">
            <text:p>identifiant de la scè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2 oct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tVer</text:p>
          </table:table-cell>
          <table:table-cell office:value-type="string" calcext:value-type="string">
            <text:p>2 oct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1 oct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ysical</text:p>
          </table:table-cell>
          <table:table-cell office:value-type="string" calcext:value-type="string">
            <text:p>1 oct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verse</text:p>
          </table:table-cell>
          <table:table-cell office:value-type="string" calcext:value-type="string">
            <text:p>2 oct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nght</text:p>
          </table:table-cell>
          <table:table-cell office:value-type="string" calcext:value-type="string">
            <text:p>2 oct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2-512 octets</text:p>
          </table:table-cell>
          <table:table-cell table:number-columns-repeated="4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08:52:26.764175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8:16:09.621764172</meta:creation-date>
    <dc:date>2026-03-02T09:55:18.960361087</dc:date>
    <meta:editing-duration>PT5H17M21S</meta:editing-duration>
    <meta:editing-cycles>3</meta:editing-cycles>
    <meta:generator>LibreOffice/24.2.7.2$Linux_X86_64 LibreOffice_project/420$Build-2</meta:generator>
    <meta:document-statistic meta:table-count="1" meta:cell-count="61" meta:object-count="0"/>
  </office:meta>
</office:document-meta>
</file>